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l" fo:country="GR" officeooo:rsid="00051ca3" officeooo:paragraph-rsid="00051ca3"/>
    </style:style>
    <style:style style:name="P2" style:family="paragraph" style:parent-style-name="Standard">
      <style:text-properties fo:language="en" fo:country="US" officeooo:rsid="00051ca3" officeooo:paragraph-rsid="00051ca3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.1.2.1</text:p>
      <text:p text:style-name="P1">Για αυτο το ερωτημα, αρχικα δημιουργησαμε εναν πινακα. Επειτα συμπεραναμε οτι ηταν αρκετη η επεκταση του πινακα <text:span text:style-name="T1">applies, </text:span>ετσι ωστε να περιεχει την κατασταση της αιτησης. Τα υπολοιπα ζητουμενα της απαιτησης καλυπτονται μεσω <text:span text:style-name="T1">triggers </text:span>και <text:span text:style-name="T1">procedures </text:span>που θα δουμε παρακατω.<text:line-break/><text:line-break/>3.1.2.2</text:p>
      <text:p text:style-name="P1">Σε αυτη την απαιτηση, σε πρωτη φαση επεκτειναμε τον πινακα <text:span text:style-name="T1">job </text:span>ετσι ωστε να περιεχει δυο αξιολογητες οι οποιοι αξιολογουν την καθε θεση εργασιας. </text:p>
      <text:p text:style-name="P1">Ακομη, επρεπε να επεκτεινουμε τον πινακα <text:span text:style-name="T1">applies </text:span>ετσι ωστε να περιεχει την ωρα που εγινε η αιτηση (<text:span text:style-name="T1">insertion_time)</text:span>, με <text:span text:style-name="T1">default </text:span>τιμη <text:span text:style-name="T1">NOW(), </text:span>ετσι ωστε να αποθηκευεται αυτοματα η στιγμη που γινεται η αιτηση.</text:p>
      <text:p text:style-name="P1">Επρεπε να επεκτεινουμε περεταιρω τον πινακα βαζοντας τρεις βαθμολογιες (<text:span text:style-name="T1">grade1, grade2, total_grade), </text:span>στις οποιες αποθηκευονται οι βαθμολογιες του πρωτου και του δευτερου αξιολογητη, και ο συνολικος βαθμος για αυτη την αιτηση αντιστοιχα. Τα <text:span text:style-name="T1">grade1 </text:span>και <text:span text:style-name="T1">grade2 </text:span>εχουν <text:span text:style-name="T1">default </text:span>τιμη το -1 για λογους ευκολιας στην υλοποιηση των επομενων ερωτηματων.</text:p>
      <text:p text:style-name="P1"/>
      <text:p text:style-name="P2">3.1.3.1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0T19:40:47.091000000</meta:creation-date>
    <dc:date>2024-01-20T20:58:26.104000000</dc:date>
    <meta:editing-duration>PT1H17M39S</meta:editing-duration>
    <meta:editing-cycles>1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6" meta:word-count="149" meta:character-count="985" meta:non-whitespace-character-count="840"/>
  </office:meta>
</office:document-meta>
</file>